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6" table:style-name="ce1">
            <text:p>2,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12" table:style-name="ce1">
            <text:p>2,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75" table:style-name="ce1">
            <text:p>1,75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Graphique 2" svg:x="0.77083in" svg:y="0.02083in" svg:width="6.59375in" svg:height="5.447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.4" table:style-name="ce1">
            <text:p>1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.1499999999999999" table:style-name="ce1">
            <text:p>1,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0.85" table:style-name="ce1">
            <text:p>0,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0.75" table:style-name="ce1">
            <text:p>0,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office:value-type="float" office:value="0.68" table:style-name="ce1">
            <text:p>0,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0.62" table:style-name="ce1">
            <text:p>0,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5" table:style-name="ce1">
            <text:p>55</text:p>
          </table:table-cell>
          <table:table-cell office:value-type="float" office:value="0.57999999999999996" table:style-name="ce1">
            <text:p>0,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0.54" table:style-name="ce1">
            <text:p>0,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5" table:style-name="ce1">
            <text:p>65</text:p>
          </table:table-cell>
          <table:table-cell office:value-type="float" office:value="0.5" table:style-name="ce1">
            <text:p>0,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0.46" table:style-name="ce1">
            <text:p>0,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float" office:value="0.44" table:style-name="ce1">
            <text:p>0,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0.41" table:style-name="ce1">
            <text:p>0,41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2.5499999999999998" table:style-name="ce1">
            <text:p>2,5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" table:style-name="ce1">
            <text:p>2,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9" table:style-name="ce1">
            <text:p>2,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92" table:style-name="ce1">
            <text:p>1,99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139999999999999" table:style-name="ce1">
            <text:p>1,9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" table:style-name="ce1">
            <text:p>1,7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" table:style-name="ce1">
            <text:p>1,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" table:style-name="ce1">
            <text:p>1,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" table:style-name="ce1">
            <text:p>1,5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" table:style-name="ce1">
            <text:p>1,4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" table:style-name="ce1">
            <text:p>1,4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99999999999999" table:style-name="ce1">
            <text:p>1,1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099999999999999" table:style-name="ce1">
            <text:p>0,9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399999999999999" table:style-name="ce1">
            <text:p>0,86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100000000000003" table:style-name="ce1">
            <text:p>0,781</text:p>
          </table:table-cell>
          <table:table-cell office:value-type="float" office:value="40" table:style-name="ce1">
            <text:p>40</text:p>
          </table:table-cell>
          <table:table-cell/>
          <table:table-cell table:style-name="ce1">
            <draw:frame xmlns:presentation="urn:oasis:names:tc:opendocument:xmlns:presentation:1.0" draw:z-index="2" draw:id="id1" draw:style-name="a1" draw:name="Graphique 3" svg:x="0.80208in" svg:y="0.01042in" svg:width="6.5625in" svg:height="3.697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0.69799999999999995" table:style-name="ce1">
            <text:p>0,69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400000000000001" table:style-name="ce1">
            <text:p>0,63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icolas Boutin</meta:initial-creator>
    <dc:creator>Nicolas Boutin</dc:creator>
    <meta:creation-date>2009-02-02T16:04:34Z</meta:creation-date>
    <dc:date>2010-03-16T12:47:43Z</dc:date>
    <meta:editing-cycles>3</meta:editing-cycles>
    <meta:editing-duration>PT11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power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2.25pt" svg:width="474.7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le1.$C$2:.$C$17" chart:class="chart:scatter" chart:attached-axis="primary-y" chart:style-name="G0S0">
            <chart:domain table:cell-range-address="Feuille1.$B$2:.$B$17"/>
            <chart:regression-curve chart:style-name="T000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power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66.25pt" svg:width="472.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le1.$C$20:.$C$36" chart:class="chart:scatter" chart:attached-axis="primary-y" chart:style-name="G0S0">
            <chart:domain table:cell-range-address="Feuille1.$B$20:.$B$36"/>
            <chart:regression-curve chart:style-name="T000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